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2FCE8DD960126092E85.png" manifest:media-type="image/png"/>
  <manifest:file-entry manifest:full-path="Pictures/10000201000002E6000000E7C5B661FC306054C4.png" manifest:media-type="image/png"/>
  <manifest:file-entry manifest:full-path="Pictures/10000201000002FF000001BFD50F2FBEA90A5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raph problem #34.1. Castle on the Grid (Like a rook in chess)</text:span></text:p>
      <text:p text:style-name="Standard"><draw:frame draw:style-name="fr2" draw:name="Image1" text:anchor-type="char" svg:width="19.001cm" svg:height="19.001cm" draw:z-index="0"><draw:image xlink:href="Pictures/10000201000002FC000002FCE8DD960126092E85.png" xlink:type="simple" xlink:show="embed" xlink:actuate="onLoad" draw:mime-type="image/png"/></draw:frame><text:s/></text:p>
      <text:p text:style-name="Standard"><draw:frame draw:style-name="fr2" draw:name="Image2" text:anchor-type="char" svg:width="19.001cm" svg:height="5.914cm" draw:z-index="1"><draw:image xlink:href="Pictures/10000201000002E6000000E7C5B661FC306054C4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3" text:anchor-type="char" svg:width="19.001cm" svg:height="11.074cm" draw:z-index="2"><draw:image xlink:href="Pictures/10000201000002FF000001BFD50F2FBEA90A568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1:45:03.200000000</meta:creation-date>
    <dc:date>2022-02-21T11:46:49.775000000</dc:date>
    <meta:editing-duration>PT1M47S</meta:editing-duration>
    <meta:editing-cycles>1</meta:editing-cycles>
    <meta:document-statistic meta:table-count="0" meta:image-count="3" meta:object-count="0" meta:page-count="2" meta:paragraph-count="3" meta:word-count="12" meta:character-count="64" meta:non-whitespace-character-count="51"/>
    <meta:generator>LibreOffice/7.1.8.1$Windows_X86_64 LibreOffice_project/e1f30c802c3269a1d052614453f260e49458c82c</meta:generator>
  </office:meta>
</office:document-meta>
</file>